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26cm"/>
    </style:style>
    <style:style style:name="co9" style:family="table-column">
      <style:table-column-properties fo:break-before="auto" style:column-width="3.53cm"/>
    </style:style>
    <style:style style:name="co10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9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ffd7d7" fo:wrap-option="wrap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7d1d5"/>
    </style:style>
    <style:style style:name="ce1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fo:background-color="#f7d1d5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 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 from paper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Paper I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A/Brisbane/10/2007 <text:s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</text:p>
          </table:table-cell>
          <table:table-cell table:style-name="ce5" office:value-type="string" calcext:value-type="string">
            <text:p><text:a xlink:href="../../code/export/GSE48023.SDY1276_A_Brisbane_10_2007_nAb.D14_analysis.html" xlink:type="simple">/home/yonatan/Documents/projects/vaccines/code/export/GSE48023.SDY1276_A_Brisbane_10_2007_nAb.D14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/>
          <table:table-cell table:style-name="ce1"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A/Brisbane/59/2007 <text:s/></text:p>
          </table:table-cell>
          <table:table-cell office:value-type="string" calcext:value-type="string">
            <text:p>nAb.D14</text:p>
          </table:table-cell>
          <table:table-cell office:value-type="string" calcext:value-type="string">
            <text:p><text:s/>both weak, maybe immage <text:s text:c="9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B/Florida/4/2006 <text:s text:c="3"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 </text:p>
          </table:table-cell>
          <table:table-cell table:style-name="ce5" office:value-type="string" calcext:value-type="string">
            <text:p><text:a xlink:href="../../code/export/GSE48023.SDY1276_B_Florida_4_2006_nAb.D14_analysis.html" xlink:type="simple">/home/yonatan/Documents/projects/vaccines/code/export/GSE48023.SDY1276_B_Florida_4_2006_nAb.D14_analysis.html</text:a></text:p>
          </table:table-cell>
          <table:table-cell table:style-name="ce5"/>
          <table:table-cell table:style-name="ce1"/>
          <table:table-cell table:style-name="ce1" office:value-type="string" calcext:value-type="string">
            <text:p><text:s text:c="27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10/2007 <text:s/></text:p>
          </table:table-cell>
          <table:table-cell/>
          <table:table-cell office:value-type="string" calcext:value-type="string">
            <text:p><text:s/>maybe age 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pubmed.ncbi.nlm.nih.gov/21357945/" xlink:type="simple">https://pubmed.ncbi.nlm.nih.gov/2135794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59/2007 <text:s/></text:p>
          </table:table-cell>
          <table:table-cell/>
          <table:table-cell office:value-type="string" calcext:value-type="string">
            <text:p><text:s/>age 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8018</text:p>
          </table:table-cell>
          <table:table-cell office:value-type="string" calcext:value-type="string">
            <text:p>A/Brisbane/10/2007 <text:s/>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<text:s/>all bad <text:s text:c="14"/>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<text:a xlink:href="https://pubmed.ncbi.nlm.nih.gov/23878721/" xlink:type="simple">https://pubmed.ncbi.nlm.nih.gov/23878721/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A/Brisbane/59/2007 <text:s/></text:p>
          </table:table-cell>
          <table:table-cell table:style-name="ce1" office:value-type="string" calcext:value-type="string">
            <text:p>nAb.D28/nAb.FC</text:p>
          </table:table-cell>
          <table:table-cell table:style-name="ce1" office:value-type="string" calcext:value-type="string">
            <text:p>all bad, immage maybe better</text:p>
          </table:table-cell>
          <table:table-cell table:style-name="ce5" office:value-type="string" calcext:value-type="string">
            <text:p><text:a xlink:href="../../code/export/GSE48018.SDY1276_A_Brisbane_59_2007_nAb.D28_analysis.html" xlink:type="simple">/home/yonatan/Documents/projects/vaccines/code/export/GSE48018.SDY1276_A_Brisbane_59_2007_nAb.D28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B/Florida/4/2006</text:p>
          </table:table-cell>
          <table:table-cell table:style-name="ce1" office:value-type="string" calcext:value-type="string">
            <text:p>nAb.FC</text:p>
          </table:table-cell>
          <table:table-cell table:style-name="ce1" office:value-type="string" calcext:value-type="string">
            <text:p>maybe immage</text:p>
          </table:table-cell>
          <table:table-cell table:style-name="ce5" office:value-type="string" calcext:value-type="string">
            <text:p><text:a xlink:href="../../code/export/GSE48018.SDY1276_B_Florida_4_2006_nAb.FC_analysis.html" xlink:type="simple">/home/yonatan/Documents/projects/vaccines/code/export/GSE48018.SDY1276_B_Florida_4_2006_nAb.FC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, also HAI</text:p>
          </table:table-cell>
          <table:table-cell office:value-type="string" calcext:value-type="string">
            <text:p><text:a xlink:href="https://pubmed.ncbi.nlm.nih.gov/25816015/" xlink:type="simple">https://pubmed.ncbi.nlm.nih.gov/2581601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4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E13699</text:p>
          </table:table-cell>
          <table:table-cell table:style-name="ce1" office:value-type="string" calcext:value-type="string">
            <text:p>Yellow Fever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immage, but low N=14</text:p>
          </table:table-cell>
          <table:table-cell table:style-name="ce5" office:value-type="string" calcext:value-type="string">
            <text:p><text:a xlink:href="../../code/export/GSE13699.SDY1289_Yellow_Fever_D28_analysis.html" xlink:type="simple">/home/yonatan/Documents/projects/vaccines/code/export/GSE13699.SDY1289_Yellow_Fever_D28_analysis.html</text:a></text:p>
          </table:table-cell>
          <table:table-cell table:style-name="ce5" office:value-type="string" calcext:value-type="string">
            <text:p>Covid-19</text:p>
          </table:table-cell>
          <table:table-cell table:style-name="ce1" office:value-type="string" calcext:value-type="string">
            <text:p>Day 28 looks strongest</text:p>
          </table:table-cell>
          <table:table-cell table:style-name="ce1"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&gt; age &gt;? immage</text:p>
          </table:table-cell>
          <table:table-cell table:style-name="ce5" office:value-type="string" calcext:value-type="string">
            <text:p><text:a xlink:href="../../code/export/GSE47353.SDY80_A_Brisbane_59_2007_D70.nAb_analysis.html" xlink:type="simple">/home/yonatan/Documents/projects/vaccines/code/export/GSE47353.SDY80_A_Brisbane_59_2007_D70.nAb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 office:value-type="string" calcext:value-type="string">
            <text:p>HAI day 21</text:p>
          </table:table-cell>
          <table:table-cell table:style-name="ce1"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FC.D70.nAb</text:p>
          </table:table-cell>
          <table:table-cell table:style-name="ce1" office:value-type="string" calcext:value-type="string">
            <text:p>Immage &gt; Both &gt; age </text:p>
          </table:table-cell>
          <table:table-cell table:style-name="ce5" office:value-type="string" calcext:value-type="string">
            <text:p><text:a xlink:href="../../code/export/GSE47353.SDY80_A_Brisbane_59_2007_FC.D70.nAb_analysis.html" xlink:type="simple">/home/yonatan/Documents/projects/vaccines/code/export/GSE47353.SDY80_A_Brisbane_59_2007_FC.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Uruguay/716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bad, bivariate maybe better?</text:p>
          </table:table-cell>
          <table:table-cell table:style-name="ce5" office:value-type="string" calcext:value-type="string">
            <text:p><text:a xlink:href="../../code/export/GSE47353.SDY80_A_Uruguay_716_2007_D70.nAb_analysis.html" xlink:type="simple">/home/yonatan/Documents/projects/vaccines/code/export/GSE47353.SDY80_A_Uruguay_716_2007_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same sudy as GSE59635 above Three separate datasets: SDY180, 404, 520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SE59654</text:span>.SDY52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74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7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SE52245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style-name="ce2" office:value-type="string" calcext:value-type="string">
            <text:p>Day 30</text:p>
          </table:table-cell>
          <table:table-cell table:style-name="ce2"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GSE19000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Covid-19, different measures appear in the "Strain" column</text:p>
          </table:table-cell>
          <table:table-cell table:style-name="ce2" office:value-type="string" calcext:value-type="string">
            <text:p>paper mentions day 14 mostly</text:p>
          </table:table-cell>
          <table:table-cell table:style-name="ce2"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 table:number-columns-repeated="2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9"/>
        <table:table-column table:style-name="co8" table:default-cell-style-name="ce9"/>
        <table:table-column table:style-name="co7" table:number-columns-repeated="1022" table:default-cell-style-name="ce9"/>
        <table:table-row table:style-name="ro1">
          <table:table-cell table:style-name="ce8" office:value-type="string" calcext:value-type="string">
            <text:p>Dataset</text:p>
          </table:table-cell>
          <table:table-cell table:style-name="ce10" office:value-type="string" calcext:value-type="string">
            <text:p>Comments</text:p>
          </table:table-cell>
          <table:table-cell table:style-name="ce8" table:number-columns-repeated="1022"/>
        </table:table-row>
        <table:table-row table:style-name="ro5">
          <table:table-cell office:value-type="string" calcext:value-type="string">
            <text:p>GSE169159</text:p>
          </table:table-cell>
          <table:table-cell table:style-name="ce11" office:value-type="string" calcext:value-type="string">
            <text:p>all but three respo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699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201533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65834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89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79396</text:p>
          </table:table-cell>
          <table:table-cell table:style-name="ce11" office:value-type="string" calcext:value-type="string">
            <text:p>Her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1080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18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25921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5735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735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635.SDY6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74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296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1325</text:p>
          </table:table-cell>
          <table:table-cell table:style-name="ce11" office:value-type="string" calcext:value-type="string">
            <text:p>meningitis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GSE52245</text:p>
          </table:table-cell>
          <table:table-cell table:style-name="ce24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82152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485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ce11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arding seroprotected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<text:a xlink:href="../../code/export/GSE48023.SDY1276_A_Brisbane_10_2007_nAb.D14_discard_seroprotected.html" xlink:type="simple">/home/yonatan/Documents/projects/vaccines/code/export/GSE48023.SDY1276_A_Brisbane_10_2007_nAb.D14_discard_seroprotected.html</text:a>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59_2007</text:p>
          </table:table-cell>
          <table:table-cell office:value-type="string" calcext:value-type="string">
            <text:p><text:a xlink:href="../../code/export/GSE48023.SDY1276_A_Brisbane_59_2007_nAb.D14_discard_seroprotected.html" xlink:type="simple">/home/yonatan/Documents/projects/vaccines/code/export/GSE48023.SDY1276_A_Brisbane_59_2007_nAb.D14_discard_seroprotected.html</text:a>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<text:a xlink:href="../../code/export/GSE48023.SDY1276_B_Florida_4_2006_nAb.D14_discard_seroprotected.html" xlink:type="simple">/home/yonatan/Documents/projects/vaccines/code/export/GSE48023.SDY1276_B_Florida_4_2006_nAb.D14_discard_seroprotected.html</text:a>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string" calcext:value-type="string">
            <text:p><text:a xlink:href="../../code/export/GSE59743.SDY400_A_Victoria_361_2011_FC.HAI_discard_seroprotected.html" xlink:type="simple">/home/yonatan/Documents/projects/vaccines/code/export/GSE59743.SDY400_A_Victoria_361_2011_FC.HAI_discard_seroprotected.html</text:a></text:p>
          </table:table-cell>
        </table:table-row>
      </table:table>
      <table:named-expressions/>
      <table:database-ranges>
        <table:database-range table:name="__Anonymous_Sheet_DB__0" table:target-range-address="Sheet1.A1:Sheet1.I34">
          <table:sort>
            <table:sort-by table:field-number="0" table:data-type="automatic"/>
          </table:sort>
        </table:database-range>
        <table:database-range table:name="__Anonymous_Sheet_DB__1" table:target-range-address="Sheet2.A1:Sheet2.B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4-01T14:34:29.863190498</dc:date>
    <meta:editing-duration>PT6H48M5S</meta:editing-duration>
    <meta:editing-cycles>34</meta:editing-cycles>
    <meta:generator>LibreOffice/7.3.7.2$Linux_X86_64 LibreOffice_project/30$Build-2</meta:generator>
    <meta:document-statistic meta:table-count="3" meta:cell-count="263" meta:object-count="0"/>
  </office:meta>
</office:document-meta>
</file>